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4cm" svg:height="2.2cm" svg:x="6.6cm" svg:y="2.7cm">
          <text:p text:style-name="P1"><text:span text:style-name="T1">gcd(a, 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2" draw:id="id2" draw:layer="layout" svg:width="6.1cm" svg:height="3.6cm" svg:x="6.7cm" svg:y="6.5cm">
          <text:p text:style-name="P3"><text:span text:style-name="T1">r := a mod b</text:span></text:p>
          <text:p text:style-name="P3"><text:span text:style-name="T1">a := b</text:span></text:p>
          <text:p text:style-name="P3"><text:span text:style-name="T1">b := 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6cm" svg:height="3.3cm" svg:x="6.9cm" svg:y="10.9cm">
          <text:p text:style-name="P1"><text:span text:style-name="T1">r = 0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xml:id="id4" draw:id="id4" draw:layer="layout" svg:x1="9.8cm" svg:y1="4.9cm" svg:x2="9.75cm" svg:y2="6.5cm" draw:start-shape="id1" draw:start-glue-point="2" draw:end-shape="id2" draw:end-glue-point="0" svg:d="m9800 4900v801h-50v799" svg:viewBox="0 0 51 1601">
          <text:p/>
        </draw:connector>
        <draw:connector draw:style-name="gr2" draw:text-style-name="P1" draw:layer="layout" svg:x1="9.75cm" svg:y1="10.1cm" svg:x2="9.7cm" svg:y2="10.9cm" draw:start-shape="id2" draw:start-glue-point="2" draw:end-shape="id3" draw:end-glue-point="4" svg:d="m9750 10100v400h-50v400" svg:viewBox="0 0 51 801">
          <text:p/>
        </draw:connector>
        <draw:connector draw:style-name="gr2" draw:text-style-name="P1" draw:layer="layout" draw:line-skew="-0.399cm" svg:x1="6.9cm" svg:y1="12.55cm" svg:x2="9.775cm" svg:y2="5.701cm" draw:start-shape="id3" draw:start-glue-point="5" draw:end-shape="id4" draw:end-glue-point="0" svg:d="m6900 12550h-900v-6849h3775" svg:viewBox="0 0 3776 6850">
          <text:p/>
        </draw:connector>
        <draw:custom-shape draw:style-name="gr1" draw:text-style-name="P2" xml:id="id5" draw:id="id5" draw:layer="layout" svg:width="5.6cm" svg:height="2cm" svg:x="6.9cm" svg:y="15.1cm">
          <text:p text:style-name="P1"><text:span text:style-name="T1">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6" draw:id="id6" draw:layer="layout" svg:width="2.5cm" svg:height="2.2cm" svg:x="8.5cm" svg:y="18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7cm" svg:y1="14.2cm" svg:x2="9.7cm" svg:y2="15.1cm" draw:start-shape="id3" draw:start-glue-point="6" draw:end-shape="id5" draw:end-glue-point="5" svg:d="m9700 14200v900" svg:viewBox="0 0 1 901">
          <text:p/>
        </draw:connector>
        <draw:connector draw:style-name="gr2" draw:text-style-name="P1" draw:layer="layout" svg:x1="9.7cm" svg:y1="17.1cm" svg:x2="9.75cm" svg:y2="18cm" draw:start-shape="id5" draw:start-glue-point="8" draw:end-shape="id6" draw:end-glue-point="0" svg:d="m9700 17100v451h50v449" svg:viewBox="0 0 51 901">
          <text:p/>
        </draw:connector>
        <draw:frame draw:style-name="gr4" draw:layer="layout" svg:width="1.535cm" svg:height="0.962cm" svg:x="9.765cm" svg:y="15.4cm">
          <draw:text-box>
            <text:p>Yes</text:p>
          </draw:text-box>
        </draw:frame>
        <draw:frame draw:style-name="gr5" draw:layer="layout" svg:width="1.535cm" svg:height="0.962cm" svg:x="9.965cm" svg:y="14.038cm">
          <draw:text-box>
            <text:p>Yes</text:p>
          </draw:text-box>
        </draw:frame>
        <draw:frame draw:style-name="gr6" draw:layer="layout" svg:width="1.311cm" svg:height="0.962cm" svg:x="5.689cm" svg:y="12.63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15T10:26:12</meta:creation-date>
    <dc:date>2013-07-15T10:44:18</dc:date>
    <dc:creator>cleric </dc:creator>
    <meta:editing-duration>PT2M15S</meta:editing-duration>
    <meta:editing-cycles>3</meta:editing-cycles>
    <meta:generator>LibreOffice/3.5$Linux_x86 LibreOffice_project/350m1$Build-2</meta:generator>
    <meta:document-statistic meta:object-count="13"/>
  </office:meta>
</office:document-meta>
</file>